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13.6cm" table:align="center" style:shadow="none"/>
    </style:style>
    <style:style style:name="Táblázat1.A" style:family="table-column">
      <style:table-column-properties style:column-width="10.292cm"/>
    </style:style>
    <style:style style:name="Táblázat1.B" style:family="table-column">
      <style:table-column-properties style:column-width="3.307cm"/>
    </style:style>
    <style:style style:name="Táblázat1.1" style:family="table-row"/>
    <style:style style:name="Táblázat1.A1" style:family="table-cell">
      <style:table-cell-properties style:vertical-align="" fo:padding="0.097cm" fo:border-left="1pt solid #000000" fo:border-right="none" fo:border-top="1pt solid #000000" fo:border-bottom="1pt solid #000000"/>
    </style:style>
    <style:style style:name="Táblázat1.B1" style:family="table-cell">
      <style:table-cell-properties style:vertical-align="" fo:padding="0.097cm" fo:border="1pt solid #000000"/>
    </style:style>
    <style:style style:name="Táblázat1.A2" style:family="table-cell">
      <style:table-cell-properties style:vertical-align="" fo:padding="0.097cm" fo:border-left="1pt solid #000000" fo:border-right="none" fo:border-top="none" fo:border-bottom="1pt solid #000000"/>
    </style:style>
    <style:style style:name="Táblázat1.B2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áblázat3" style:family="table" style:master-page-name="">
      <style:table-properties style:width="17.013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áblázat3.A" style:family="table-column">
      <style:table-column-properties style:column-width="3.889cm"/>
    </style:style>
    <style:style style:name="Táblázat3.B" style:family="table-column">
      <style:table-column-properties style:column-width="2.805cm"/>
    </style:style>
    <style:style style:name="Táblázat3.C" style:family="table-column">
      <style:table-column-properties style:column-width="5.398cm"/>
    </style:style>
    <style:style style:name="Táblázat3.D" style:family="table-column">
      <style:table-column-properties style:column-width="4.921cm"/>
    </style:style>
    <style:style style:name="Táblázat3.A1" style:family="table-cell">
      <style:table-cell-properties fo:background-color="transparent" style:border-line-width-bottom="0.044cm 0.023cm 0.023cm" fo:padding="0.097cm" fo:border-left="1.5pt solid #000000" fo:border-right="none" fo:border-top="1.5pt solid #000000" fo:border-bottom="2.5pt double #000000">
        <style:background-image/>
      </style:table-cell-properties>
    </style:style>
    <style:style style:name="Táblázat3.B1" style:family="table-cell">
      <style:table-cell-properties fo:background-color="transparent" style:border-line-width-left="0.044cm 0.023cm 0.023cm" style:border-line-width-bottom="0.044cm 0.023cm 0.023cm" fo:padding="0.097cm" fo:border-left="2.5pt double #000000" fo:border-right="none" fo:border-top="1.5pt solid #000000" fo:border-bottom="2.5pt double #000000">
        <style:background-image/>
      </style:table-cell-properties>
    </style:style>
    <style:style style:name="Táblázat3.D1" style:family="table-cell">
      <style:table-cell-properties fo:background-color="transparent" style:border-line-width-left="0.044cm 0.023cm 0.023cm" style:border-line-width-bottom="0.044cm 0.023cm 0.023cm" fo:padding="0.097cm" fo:border-left="2.5pt double #000000" fo:border-right="1.5pt solid #000000" fo:border-top="1.5pt solid #000000" fo:border-bottom="2.5pt double #000000">
        <style:background-image/>
      </style:table-cell-properties>
    </style:style>
    <style:style style:name="Táblázat3.2" style:family="table-row">
      <style:table-row-properties style:min-row-height="1.803cm" fo:background-color="transparent" fo:keep-together="auto">
        <style:background-image/>
      </style:table-row-properties>
    </style:style>
    <style:style style:name="Táblázat3.A2" style:family="table-cell">
      <style:table-cell-properties style:vertical-align="" fo:background-color="transparent" fo:padding="0.097cm" fo:border-left="1.5pt solid #000000" fo:border-right="none" fo:border-top="0.05pt solid #000000" fo:border-bottom="0.05pt solid #000000" style:writing-mode="page">
        <style:background-image/>
      </style:table-cell-properties>
    </style:style>
    <style:style style:name="Táblázat3.B2" style:family="table-cell">
      <style:table-cell-properties style:vertical-align="" fo:background-color="transparent" style:border-line-width-left="0.044cm 0.023cm 0.023cm" fo:padding="0.097cm" fo:border-left="2.5pt double #000000" fo:border-right="none" fo:border-top="0.05pt solid #000000" fo:border-bottom="0.05pt solid #000000" style:writing-mode="page">
        <style:background-image/>
      </style:table-cell-properties>
    </style:style>
    <style:style style:name="Táblázat3.D2" style:family="table-cell">
      <style:table-cell-properties style:vertical-align="" fo:background-color="transparent" style:border-line-width-left="0.044cm 0.023cm 0.023cm" fo:padding="0.097cm" fo:border-left="2.5pt double #000000" fo:border-right="1.5pt solid #000000" fo:border-top="0.05pt solid #000000" fo:border-bottom="0.05pt solid #000000" style:writing-mode="page">
        <style:background-image/>
      </style:table-cell-properties>
    </style:style>
    <style:style style:name="Táblázat3.A3" style:family="table-cell">
      <style:table-cell-properties style:vertical-align="" fo:background-color="transparent" fo:padding="0.097cm" fo:border-left="1.5pt solid #000000" fo:border-right="none" fo:border-top="none" fo:border-bottom="0.05pt solid #000000" style:writing-mode="page">
        <style:background-image/>
      </style:table-cell-properties>
    </style:style>
    <style:style style:name="Táblázat3.B3" style:family="table-cell">
      <style:table-cell-properties style:vertical-align="" fo:background-color="transparent" style:border-line-width-left="0.044cm 0.023cm 0.023cm" fo:padding="0.097cm" fo:border-left="2.5pt double #000000" fo:border-right="none" fo:border-top="none" fo:border-bottom="0.05pt solid #000000" style:writing-mode="page">
        <style:background-image/>
      </style:table-cell-properties>
    </style:style>
    <style:style style:name="Táblázat3.D3" style:family="table-cell">
      <style:table-cell-properties style:vertical-align="" fo:background-color="transparent" style:border-line-width-left="0.044cm 0.023cm 0.023cm" fo:padding="0.097cm" fo:border-left="2.5pt double #000000" fo:border-right="1.5pt solid #000000" fo:border-top="none" fo:border-bottom="0.05pt solid #000000" style:writing-mode="page">
        <style:background-image/>
      </style:table-cell-properties>
    </style:style>
    <style:style style:name="Táblázat3.A7" style:family="table-cell">
      <style:table-cell-properties style:vertical-align="" fo:background-color="transparent" fo:padding="0.097cm" fo:border-left="1.5pt solid #000000" fo:border-right="none" fo:border-top="none" fo:border-bottom="2pt solid #000000" style:writing-mode="page">
        <style:background-image/>
      </style:table-cell-properties>
    </style:style>
    <style:style style:name="Táblázat3.B7" style:family="table-cell">
      <style:table-cell-properties style:vertical-align="" fo:background-color="transparent" style:border-line-width-left="0.044cm 0.023cm 0.023cm" fo:padding="0.097cm" fo:border-left="2.5pt double #000000" fo:border-right="none" fo:border-top="none" fo:border-bottom="2pt solid #000000" style:writing-mode="page">
        <style:background-image/>
      </style:table-cell-properties>
    </style:style>
    <style:style style:name="Táblázat3.D7" style:family="table-cell">
      <style:table-cell-properties style:vertical-align="" fo:background-color="transparent" style:border-line-width-left="0.044cm 0.023cm 0.023cm" fo:padding="0.097cm" fo:border-left="2.5pt double #000000" fo:border-right="1.5pt solid #000000" fo:border-top="none" fo:border-bottom="2pt solid #000000" style:writing-mode="page">
        <style:background-image/>
      </style:table-cell-properties>
    </style:style>
    <style:style style:name="Táblázat2" style:family="table">
      <style:table-properties style:width="17.013cm" fo:margin-left="0cm" table:align="left" style:shadow="none"/>
    </style:style>
    <style:style style:name="Táblázat2.A" style:family="table-column">
      <style:table-column-properties style:column-width="3.889cm"/>
    </style:style>
    <style:style style:name="Táblázat2.B" style:family="table-column">
      <style:table-column-properties style:column-width="2.805cm"/>
    </style:style>
    <style:style style:name="Táblázat2.C" style:family="table-column">
      <style:table-column-properties style:column-width="5.398cm"/>
    </style:style>
    <style:style style:name="Táblázat2.D" style:family="table-column">
      <style:table-column-properties style:column-width="4.921cm"/>
    </style:style>
    <style:style style:name="Táblázat2.A1" style:family="table-cell">
      <style:table-cell-properties fo:background-color="transparent" style:border-line-width-bottom="0.044cm 0.023cm 0.023cm" fo:padding="0.097cm" fo:border-left="1.5pt solid #000000" fo:border-right="none" fo:border-top="1.5pt solid #000000" fo:border-bottom="2.5pt double #000000">
        <style:background-image/>
      </style:table-cell-properties>
    </style:style>
    <style:style style:name="Táblázat2.B1" style:family="table-cell">
      <style:table-cell-properties fo:background-color="transparent" style:border-line-width-left="0.044cm 0.023cm 0.023cm" style:border-line-width-bottom="0.044cm 0.023cm 0.023cm" fo:padding="0.097cm" fo:border-left="2.5pt double #000000" fo:border-right="none" fo:border-top="1.5pt solid #000000" fo:border-bottom="2.5pt double #000000">
        <style:background-image/>
      </style:table-cell-properties>
    </style:style>
    <style:style style:name="Táblázat2.D1" style:family="table-cell">
      <style:table-cell-properties fo:background-color="transparent" style:border-line-width-left="0.044cm 0.023cm 0.023cm" style:border-line-width-bottom="0.044cm 0.023cm 0.023cm" fo:padding="0.097cm" fo:border-left="2.5pt double #000000" fo:border-right="1.5pt solid #000000" fo:border-top="1.5pt solid #000000" fo:border-bottom="2.5pt double #000000">
        <style:background-image/>
      </style:table-cell-properties>
    </style:style>
    <style:style style:name="Táblázat2.2" style:family="table-row">
      <style:table-row-properties style:min-row-height="1.803cm"/>
    </style:style>
    <style:style style:name="Táblázat2.A2" style:family="table-cell">
      <style:table-cell-properties fo:background-color="transparent" fo:padding="0.097cm" fo:border-left="1.5pt solid #000000" fo:border-right="none" fo:border-top="0.05pt solid #000000" fo:border-bottom="2pt solid #000000">
        <style:background-image/>
      </style:table-cell-properties>
    </style:style>
    <style:style style:name="Táblázat2.B2" style:family="table-cell">
      <style:table-cell-properties fo:background-color="transparent" style:border-line-width-left="0.044cm 0.023cm 0.023cm" fo:padding="0.097cm" fo:border-left="2.5pt double #000000" fo:border-right="none" fo:border-top="0.05pt solid #000000" fo:border-bottom="2pt solid #000000">
        <style:background-image/>
      </style:table-cell-properties>
    </style:style>
    <style:style style:name="Táblázat2.D2" style:family="table-cell">
      <style:table-cell-properties fo:background-color="transparent" style:border-line-width-left="0.044cm 0.023cm 0.023cm" fo:padding="0.097cm" fo:border-left="2.5pt double #000000" fo:border-right="1.5pt solid #000000" fo:border-top="0.05pt solid #000000" fo:border-bottom="2pt solid #000000">
        <style:background-image/>
      </style:table-cell-properties>
    </style:style>
    <style:style style:name="P1" style:family="paragraph" style:parent-style-name="Standard">
      <style:text-properties fo:font-size="16pt" officeooo:rsid="0009e008" officeooo:paragraph-rsid="0009e008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4pt" officeooo:rsid="0009e008" officeooo:paragraph-rsid="0009e008" style:font-size-asian="24pt" style:font-size-complex="24pt"/>
    </style:style>
    <style:style style:name="P3" style:family="paragraph" style:parent-style-name="Standard">
      <style:text-properties officeooo:paragraph-rsid="0009e008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officeooo:rsid="000c0e0e" officeooo:paragraph-rsid="000c0e0e" style:font-size-asian="14pt" style:font-size-complex="14pt"/>
    </style:style>
    <style:style style:name="P6" style:family="paragraph" style:parent-style-name="Standard">
      <style:text-properties fo:font-size="14pt" officeooo:rsid="000c0e0e" officeooo:paragraph-rsid="000d1bfb" style:font-size-asian="14pt" style:font-size-complex="14pt"/>
    </style:style>
    <style:style style:name="P7" style:family="paragraph" style:parent-style-name="Standard">
      <style:text-properties officeooo:paragraph-rsid="000d1bfb"/>
    </style:style>
    <style:style style:name="P8" style:family="paragraph" style:parent-style-name="Standard">
      <style:text-properties fo:color="#000000" style:font-name="Calibri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9" style:family="paragraph" style:parent-style-name="Standard">
      <style:text-properties fo:color="#000000" style:font-name="Calibri" fo:font-size="14pt" fo:language="zxx" fo:country="none" fo:font-weight="normal" officeooo:paragraph-rsid="000d1bfb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0" style:family="paragraph" style:parent-style-name="Standard">
      <style:text-properties fo:color="#000000" style:font-name="Calibri" fo:font-size="14pt" fo:language="zxx" fo:country="none" fo:font-weight="normal" officeooo:paragraph-rsid="000dd294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Standard">
      <style:text-properties fo:color="#000000" style:font-name="Calibri" fo:font-size="14pt" fo:language="zxx" fo:country="none" fo:font-weight="normal" officeooo:rsid="000f91f6" officeooo:paragraph-rsid="000f91f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2" style:family="paragraph" style:parent-style-name="Standard">
      <style:text-properties fo:color="#000000" style:font-name="Calibri" fo:font-size="14pt" fo:language="zxx" fo:country="none" fo:font-weight="normal" officeooo:rsid="0010fb15" officeooo:paragraph-rsid="0010fb1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3" style:family="paragraph" style:parent-style-name="Standard">
      <style:paragraph-properties fo:margin-top="3cm" fo:margin-bottom="0cm" loext:contextual-spacing="false" fo:text-align="start" style:justify-single-word="false"/>
      <style:text-properties fo:font-size="16pt" officeooo:rsid="0009e008" officeooo:paragraph-rsid="0009e008" style:font-size-asian="16pt" style:font-size-complex="16pt"/>
    </style:style>
    <style:style style:name="P14" style:family="paragraph" style:parent-style-name="Standard">
      <style:paragraph-properties fo:margin-top="2cm" fo:margin-bottom="0cm" loext:contextual-spacing="false"/>
      <style:text-properties fo:font-size="16pt" officeooo:rsid="0009e008" officeooo:paragraph-rsid="0009e008" style:font-size-asian="14pt" style:font-size-complex="16pt"/>
    </style:style>
    <style:style style:name="P15" style:family="paragraph" style:parent-style-name="Standard">
      <style:paragraph-properties fo:margin-top="0.499cm" fo:margin-bottom="0cm" loext:contextual-spacing="false" fo:text-align="start" style:justify-single-word="false"/>
      <style:text-properties fo:font-size="16pt" officeooo:rsid="0009e008" officeooo:paragraph-rsid="0009e008" style:font-size-asian="16pt" style:font-size-complex="16pt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fo:font-size="16pt" officeooo:rsid="0009e008" officeooo:paragraph-rsid="0009e008" style:font-size-asian="16pt" style:font-size-complex="16pt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font-size="16pt" fo:font-weight="bold" officeooo:rsid="0009e008" officeooo:paragraph-rsid="0009e008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font-size="16pt" fo:font-weight="bold" officeooo:rsid="000d1bfb" officeooo:paragraph-rsid="000d1bfb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fo:font-size="16pt" fo:font-weight="bold" officeooo:rsid="0009e008" officeooo:paragraph-rsid="0009e008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6pt" officeooo:rsid="0009e008" officeooo:paragraph-rsid="0009e008" style:font-size-asian="16pt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fo:font-size="16pt" officeooo:rsid="0009e008" officeooo:paragraph-rsid="000d1bfb" style:font-size-asian="16pt" style:font-size-complex="16pt"/>
    </style:style>
    <style:style style:name="P22" style:family="paragraph" style:parent-style-name="Table_20_Contents">
      <style:paragraph-properties fo:text-align="start" style:justify-single-word="false"/>
      <style:text-properties fo:font-size="16pt" officeooo:rsid="000acf2e" officeooo:paragraph-rsid="000acf2e" style:font-size-asian="16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fo:font-size="16pt" officeooo:rsid="000acf2e" officeooo:paragraph-rsid="000d1bfb" style:font-size-asian="16pt" style:font-size-complex="16pt"/>
    </style:style>
    <style:style style:name="P24" style:family="paragraph" style:parent-style-name="Table_20_Contents">
      <style:paragraph-properties fo:text-align="center" style:justify-single-word="false"/>
      <style:text-properties fo:font-size="16pt" officeooo:rsid="000acf2e" officeooo:paragraph-rsid="000acf2e" style:font-size-asian="16pt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fo:font-size="16pt" officeooo:rsid="000acf2e" officeooo:paragraph-rsid="000d1bfb" style:font-size-asian="16pt" style:font-size-complex="16pt"/>
    </style:style>
    <style:style style:name="P26" style:family="paragraph" style:parent-style-name="Table_20_Contents">
      <style:paragraph-properties fo:text-align="start" style:justify-single-word="false"/>
      <style:text-properties fo:font-size="14pt" officeooo:rsid="000acf2e" officeooo:paragraph-rsid="000acf2e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font-size="14pt" officeooo:rsid="000acf2e" officeooo:paragraph-rsid="000d1bfb" style:font-size-asian="14pt" style:font-size-complex="14pt"/>
    </style:style>
    <style:style style:name="P28" style:family="paragraph" style:parent-style-name="Table_20_Contents">
      <style:text-properties fo:color="#000000" style:font-name="Calibri" fo:font-size="14pt" fo:language="zxx" fo:country="none" fo:font-weight="normal" officeooo:paragraph-rsid="000f91f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9" style:family="paragraph" style:parent-style-name="Table_20_Contents">
      <style:text-properties fo:color="#000000" style:font-name="Calibri" fo:font-size="14pt" fo:language="zxx" fo:country="none" fo:font-weight="normal" officeooo:rsid="0010fb15" officeooo:paragraph-rsid="0010fb1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fo:font-size="16pt" officeooo:rsid="0009e008" style:font-size-asian="14pt" style:font-size-complex="16pt"/>
    </style:style>
    <style:style style:name="T2" style:family="text">
      <style:text-properties fo:color="#000000" style:font-name="Calibri" fo:font-size="11pt" style:font-size-asian="11pt" style:font-size-complex="11pt"/>
    </style:style>
    <style:style style:name="T3" style:family="text">
      <style:text-properties fo:color="#000000" style:font-name="Calibri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style:font-name="Calibri"/>
    </style:style>
    <style:style style:name="T5" style:family="text">
      <style:text-properties officeooo:rsid="000c0e0e"/>
    </style:style>
    <style:style style:name="T6" style:family="text">
      <style:text-properties officeooo:rsid="000d1bfb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oport neve: SpaceDev</text:p>
      <text:p text:style-name="P1">Projekt neve: Crystal Zikawata</text:p>
      <text:p text:style-name="P3"><text:span text:style-name="T1">Gyakorlatvezető: Dr. Barabás Péter</text:span></text:p>
      <text:p text:style-name="P14"/>
      <text:p text:style-name="P2">Munkanapló</text:p>
      <text:p text:style-name="P13">Csoporttagok:</text:p>
      <text:p text:style-name="P15"/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4"><text:span text:style-name="T4">Grecmájer Máté</text:span></text:p>
          </table:table-cell>
          <table:table-cell table:style-name="Táblázat1.B1" office:value-type="string">
            <text:p text:style-name="P4"><text:span text:style-name="T4">KZIGX3 </text:span></text:p>
          </table:table-cell>
        </table:table-row>
        <table:table-row table:style-name="Táblázat1.1">
          <table:table-cell table:style-name="Táblázat1.A2" office:value-type="string">
            <text:p text:style-name="P4"><text:span text:style-name="T4">Musatics Gilbert</text:span></text:p>
          </table:table-cell>
          <table:table-cell table:style-name="Táblázat1.B2" office:value-type="string">
            <text:p text:style-name="P4"><text:span text:style-name="T4">JW28VF </text:span></text:p>
          </table:table-cell>
        </table:table-row>
        <table:table-row table:style-name="Táblázat1.1">
          <table:table-cell table:style-name="Táblázat1.A2" office:value-type="string">
            <text:p text:style-name="P4"><text:span text:style-name="T4">Szeszák Ádám</text:span></text:p>
          </table:table-cell>
          <table:table-cell table:style-name="Táblázat1.B2" office:value-type="string">
            <text:p text:style-name="P4"><text:span text:style-name="T4">AZCTJJ </text:span></text:p>
          </table:table-cell>
        </table:table-row>
        <table:table-row table:style-name="Táblázat1.1">
          <table:table-cell table:style-name="Táblázat1.A2" office:value-type="string">
            <text:p text:style-name="P4"><text:span text:style-name="T4">Teket Dávid</text:span></text:p>
          </table:table-cell>
          <table:table-cell table:style-name="Táblázat1.B2" office:value-type="string">
            <text:p text:style-name="P4"><text:span text:style-name="T4">H2543D </text:span></text:p>
          </table:table-cell>
        </table:table-row>
        <table:table-row table:style-name="Táblázat1.1">
          <table:table-cell table:style-name="Táblázat1.A2" office:value-type="string">
            <text:p text:style-name="P4"><text:span text:style-name="T4">Tóth Előd</text:span></text:p>
          </table:table-cell>
          <table:table-cell table:style-name="Táblázat1.B2" office:value-type="string">
            <text:p text:style-name="P4"><text:span text:style-name="T4">FOOJPQ </text:span></text:p>
          </table:table-cell>
        </table:table-row>
      </table:table>
      <text:p text:style-name="P16"/>
      <text:p text:style-name="P19">H1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row>
          <table:table-cell table:style-name="Táblázat2.A1" office:value-type="string">
            <text:p text:style-name="P20">Dátum</text:p>
          </table:table-cell>
          <table:table-cell table:style-name="Táblázat2.B1" office:value-type="string">
            <text:p text:style-name="P24">Verzió</text:p>
          </table:table-cell>
          <table:table-cell table:style-name="Táblázat2.B1" office:value-type="string">
            <text:p text:style-name="P24">Leírás</text:p>
          </table:table-cell>
          <table:table-cell table:style-name="Táblázat2.D1" office:value-type="string">
            <text:p text:style-name="P24">Szerző</text:p>
          </table:table-cell>
        </table:table-row>
        <table:table-row table:style-name="Táblázat2.2">
          <table:table-cell table:style-name="Táblázat2.A2" office:value-type="string">
            <text:p text:style-name="P26">2016.09.<text:span text:style-name="T5">20.</text:span></text:p>
          </table:table-cell>
          <table:table-cell table:style-name="Táblázat2.B2" office:value-type="string">
            <text:p text:style-name="P26">1.0</text:p>
          </table:table-cell>
          <table:table-cell table:style-name="Táblázat2.B2" office:value-type="string">
            <text:p text:style-name="P26">Prezentáció elkészült</text:p>
          </table:table-cell>
          <table:table-cell table:style-name="Táblázat2.D2" office:value-type="string">
            <text:p text:style-name="P5">Tóth Előd</text:p>
          </table:table-cell>
        </table:table-row>
      </table:table>
      <text:p text:style-name="P17"/>
      <text:p text:style-name="P18">H2</text:p>
      <text:p text:style-name="P18"/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row>
          <table:table-cell table:style-name="Táblázat3.A1" office:value-type="string">
            <text:p text:style-name="P21">Dátum</text:p>
          </table:table-cell>
          <table:table-cell table:style-name="Táblázat3.B1" office:value-type="string">
            <text:p text:style-name="P25">Verzió</text:p>
          </table:table-cell>
          <table:table-cell table:style-name="Táblázat3.B1" office:value-type="string">
            <text:p text:style-name="P25">Leírás</text:p>
          </table:table-cell>
          <table:table-cell table:style-name="Táblázat3.D1" office:value-type="string">
            <text:p text:style-name="P25">Szerző</text:p>
          </table:table-cell>
        </table:table-row>
        <table:table-row table:style-name="Táblázat3.2">
          <table:table-cell table:style-name="Táblázat3.A2" office:value-type="string">
            <text:p text:style-name="P8">2016.09.28.</text:p>
          </table:table-cell>
          <table:table-cell table:style-name="Táblázat3.B2" office:value-type="string">
            <text:p text:style-name="P8">0.5.0.0</text:p>
          </table:table-cell>
          <table:table-cell table:style-name="Táblázat3.B2" office:value-type="string">
            <text:p text:style-name="P8">Vízió dokumentum: létrejötte 3 pontban</text:p>
          </table:table-cell>
          <table:table-cell table:style-name="Táblázat3.D2" office:value-type="string">
            <text:p text:style-name="P8">Teket Dávid</text:p>
          </table:table-cell>
        </table:table-row>
        <table:table-row table:style-name="Táblázat3.2">
          <table:table-cell table:style-name="Táblázat3.A3" office:value-type="string">
            <text:p text:style-name="P8">2016.10.02.</text:p>
          </table:table-cell>
          <table:table-cell table:style-name="Táblázat3.B3" office:value-type="string">
            <text:p text:style-name="P8">0.6.0.0</text:p>
          </table:table-cell>
          <table:table-cell table:style-name="Táblázat3.B3" office:value-type="string">
            <text:p text:style-name="P8"><text:span text:style-name="T6">Vízió d</text:span>okumentum: kiegészítése bevezetéssel</text:p>
          </table:table-cell>
          <table:table-cell table:style-name="Táblázat3.D3" office:value-type="string">
            <text:p text:style-name="P8">Tóth Előd</text:p>
          </table:table-cell>
        </table:table-row>
        <table:table-row table:style-name="Táblázat3.2">
          <table:table-cell table:style-name="Táblázat3.A3" office:value-type="string">
            <text:p text:style-name="P8">2016.10.04.</text:p>
          </table:table-cell>
          <table:table-cell table:style-name="Táblázat3.B3" office:value-type="string">
            <text:p text:style-name="P8">0.6.0.2</text:p>
          </table:table-cell>
          <table:table-cell table:style-name="Táblázat3.B3" office:value-type="string">
            <text:p text:style-name="P9"><text:span text:style-name="T6">Vízió d</text:span>okumentum: <text:span text:style-name="T6">k</text:span>isebb pontatlanságok javítása</text:p>
          </table:table-cell>
          <table:table-cell table:style-name="Táblázat3.D3" office:value-type="string">
            <text:p text:style-name="P8">Musatics Gilbert</text:p>
          </table:table-cell>
        </table:table-row>
        <table:table-row table:style-name="Táblázat3.2">
          <table:table-cell table:style-name="Táblázat3.A3" office:value-type="string">
            <text:p text:style-name="P8">2016.10.05.</text:p>
          </table:table-cell>
          <table:table-cell table:style-name="Táblázat3.B3" office:value-type="string">
            <text:p text:style-name="P8">0.7.0.4</text:p>
          </table:table-cell>
          <table:table-cell table:style-name="Táblázat3.B3" office:value-type="string">
            <text:p text:style-name="P9"><text:span text:style-name="T6">Vízió d</text:span>okumentum: 60%-os átírása</text:p>
          </table:table-cell>
          <table:table-cell table:style-name="Táblázat3.D3" office:value-type="string">
            <text:p text:style-name="P10">Tóth Előd</text:p>
            <text:p text:style-name="P10">Musatics Gilbert</text:p>
          </table:table-cell>
        </table:table-row>
        <table:table-row table:style-name="Táblázat3.2">
          <table:table-cell table:style-name="Táblázat3.A3" office:value-type="string">
            <text:p text:style-name="P28"><text:span text:style-name="T7">2016.10.11.</text:span></text:p>
          </table:table-cell>
          <table:table-cell table:style-name="Táblázat3.B3" office:value-type="string">
            <text:p text:style-name="P11">1.0</text:p>
          </table:table-cell>
          <table:table-cell table:style-name="Táblázat3.B3" office:value-type="string">
            <text:p text:style-name="P11">Vízió dokumentum elkészült</text:p>
          </table:table-cell>
          <table:table-cell table:style-name="Táblázat3.D3" office:value-type="string">
            <text:p text:style-name="P11">Tóth Előd</text:p>
            <text:p text:style-name="P12"/>
          </table:table-cell>
        </table:table-row>
        <table:table-row table:style-name="Táblázat3.2">
          <table:table-cell table:style-name="Táblázat3.A7" office:value-type="string">
            <text:p text:style-name="P29">2016.10.11.</text:p>
          </table:table-cell>
          <table:table-cell table:style-name="Táblázat3.B7" office:value-type="string">
            <text:p text:style-name="P12">1.0</text:p>
          </table:table-cell>
          <table:table-cell table:style-name="Táblázat3.B7" office:value-type="string">
            <text:p text:style-name="P12">Projekt terv elkészült</text:p>
          </table:table-cell>
          <table:table-cell table:style-name="Táblázat3.D7" office:value-type="string">
            <text:p text:style-name="P12">Tóth Előd</text:p>
            <text:p text:style-name="P12">Musatics Gilbert</text:p>
            <text:p text:style-name="P12">Teket Dávi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19S</meta:editing-duration>
    <meta:editing-cycles>9</meta:editing-cycles>
    <meta:generator>LibreOffice/5.1.3.2$Windows_x86 LibreOffice_project/644e4637d1d8544fd9f56425bd6cec110e49301b</meta:generator>
    <dc:date>2016-10-18T14:37:16.155000000</dc:date>
    <meta:document-statistic meta:table-count="3" meta:image-count="0" meta:object-count="0" meta:page-count="2" meta:paragraph-count="56" meta:word-count="98" meta:character-count="715" meta:non-whitespace-character-count="668"/>
    <meta:user-defined meta:name="Info 1"/>
    <meta:user-defined meta:name="Info 2"/>
    <meta:user-defined meta:name="Info 3"/>
    <meta:user-defined meta:name="Info 4"/>
  </office:meta>
</office:document-meta>
</file>